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a935" officeooo:paragraph-rsid="0008a935"/>
    </style:style>
    <style:style style:name="P2" style:family="paragraph" style:parent-style-name="Standard">
      <style:text-properties officeooo:rsid="0008a935" officeooo:paragraph-rsid="00091148"/>
    </style:style>
    <style:style style:name="P3" style:family="paragraph" style:parent-style-name="Standard">
      <style:text-properties officeooo:rsid="0008a935" officeooo:paragraph-rsid="000abe57"/>
    </style:style>
    <style:style style:name="P4" style:family="paragraph" style:parent-style-name="Standard">
      <style:text-properties officeooo:rsid="00091148" officeooo:paragraph-rsid="00091148"/>
    </style:style>
    <style:style style:name="P5" style:family="paragraph" style:parent-style-name="Standard">
      <style:text-properties style:text-underline-style="solid" style:text-underline-width="auto" style:text-underline-color="font-color" officeooo:rsid="00091148" officeooo:paragraph-rsid="00091148"/>
    </style:style>
    <style:style style:name="P6" style:family="paragraph" style:parent-style-name="Standard">
      <style:text-properties officeooo:rsid="000abe57" officeooo:paragraph-rsid="000abe57"/>
    </style:style>
    <style:style style:name="P7" style:family="paragraph" style:parent-style-name="Standard">
      <style:text-properties fo:font-size="12pt" officeooo:rsid="000abe57" officeooo:paragraph-rsid="000abe57" style:font-size-asian="10.5pt" style:font-size-complex="12pt"/>
    </style:style>
    <style:style style:name="P8" style:family="paragraph" style:parent-style-name="Standard">
      <style:text-properties officeooo:rsid="000b0925" officeooo:paragraph-rsid="000b0925"/>
    </style:style>
    <style:style style:name="P9" style:family="paragraph" style:parent-style-name="List_20_Contents">
      <style:paragraph-properties fo:margin-left="0cm" fo:margin-right="0cm" fo:text-indent="0cm" style:auto-text-indent="false"/>
      <style:text-properties officeooo:rsid="0008a935" officeooo:paragraph-rsid="0008a935"/>
    </style:style>
    <style:style style:name="T1" style:family="text">
      <style:text-properties officeooo:rsid="0009114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9114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91148"/>
    </style:style>
    <style:style style:name="T6" style:family="text">
      <style:text-properties fo:color="#ff3333" officeooo:rsid="00091148"/>
    </style:style>
    <style:style style:name="T7" style:family="text">
      <style:text-properties fo:font-size="8pt" officeooo:rsid="00091148" style:font-size-asian="8pt" style:font-size-complex="8pt"/>
    </style:style>
    <style:style style:name="T8" style:family="text">
      <style:text-properties fo:font-size="9pt" officeooo:rsid="00091148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91148" style:font-size-asian="10pt" style:font-size-complex="10pt"/>
    </style:style>
    <style:style style:name="T11" style:family="text">
      <style:text-properties fo:font-size="10pt" officeooo:rsid="000abe57" style:font-size-asian="10pt" style:font-size-complex="10pt"/>
    </style:style>
    <style:style style:name="T12" style:family="text">
      <style:text-properties officeooo:rsid="000abe57"/>
    </style:style>
    <style:style style:name="T13" style:family="text">
      <style:text-properties fo:font-size="13pt" officeooo:rsid="000abe57" style:font-size-asian="13pt" style:font-size-complex="1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b0925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b0925" style:font-style-asian="normal" style:font-style-complex="normal"/>
    </style:style>
    <style:style style:name="T18" style:family="text">
      <style:text-properties officeooo:rsid="000b09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.</text:p>
      <text:p text:style-name="P6">La función <text:span text:style-name="T14">infer </text:span><text:span text:style-name="T16">retorna un valor de tipo </text:span><text:span text:style-name="T14">Either String Type </text:span><text:span text:style-name="T16">y no un valor de tipo </text:span><text:span text:style-name="T14">Type</text:span><text:span text:style-name="T16"> porque de esta forma cuando la expresión que se analiza tipa se devuelve un </text:span><text:span text:style-name="T14">Type, </text:span><text:span text:style-name="T16">representando el tipo inferido, pero si no tipa puede devolver un mensaje de error. <text:s/></text:span></text:p>
      <text:p text:style-name="P6"/>
      <text:p text:style-name="P6"><text:span text:style-name="T18">La función</text:span> &gt;&gt;= <text:span text:style-name="T18">r</text:span>ecibe un <text:span text:style-name="T18">valor v</text:span> <text:span text:style-name="T18">(</text:span>de tipo <text:span text:style-name="T14">Either String Type</text:span><text:span text:style-name="T15">)</text:span><text:span text:style-name="T14"> </text:span><text:span text:style-name="T16">y una </text:span><text:span text:style-name="T17">función f (que toma un valor de tipo </text:span><text:span text:style-name="T15">Type </text:span><text:span text:style-name="T17">y devuelve uno de tipo </text:span><text:span text:style-name="T14">Either String Type</text:span><text:span text:style-name="T17">). Y hace lo siguiente:</text:span></text:p>
      <text:p text:style-name="P8"><text:span text:style-name="T16">Si v es un </text:span><text:span text:style-name="T14">Left s</text:span><text:span text:style-name="T16"> devuelve v.</text:span></text:p>
      <text:p text:style-name="P8"><text:span text:style-name="T16">Si v es un </text:span><text:span text:style-name="T14">Right t </text:span><text:span text:style-name="T16">devuelve el valor que se obtiene de aplicar a t f.</text:span></text:p>
      <text:p text:style-name="P1"/>
      <text:p text:style-name="P1">Ejercicio 11.</text:p>
      <text:p text:style-name="P1"/>
      <text:p text:style-name="P1">Tenemos:</text:p>
      <text:p text:style-name="P1">Ack : N → N → N</text:p>
      <text:p text:style-name="P1">Ack 0 n = n + 1</text:p>
      <text:p text:style-name="P1">Ack m 0 = Ack (m − 1) 1</text:p>
      <text:p text:style-name="P1">Ack m n = Ack (m − 1) (Ack m (n − 1))</text:p>
      <text:p text:style-name="P1"/>
      <text:p text:style-name="P1">Ahora definimos:</text:p>
      <text:p text:style-name="P9">Ack' : N → N → N</text:p>
      <text:p text:style-name="P9">Ack' 0 = succ</text:p>
      <text:p text:style-name="P9">Ack' m = Iter (Ack'(m-1))</text:p>
      <text:p text:style-name="P9"/>
      <text:p text:style-name="P9">Iter : (N → N) → N → N</text:p>
      <text:p text:style-name="P9">Iter (f) 0 = f(1)</text:p>
      <text:p text:style-name="P9">Iter (f) n = f(Iter(f) (n-1)) <text:s text:c="2"/></text:p>
      <text:p text:style-name="P1"><text:s/></text:p>
      <text:p text:style-name="P1">Veamos que Ack' <text:span text:style-name="T12">m n</text:span> = Ack <text:span text:style-name="T12">m n</text:span>:</text:p>
      <text:p text:style-name="P4">Lo probamos usando inducción sobre m:</text:p>
      <text:p text:style-name="P1"><text:span text:style-name="T3">Caso Base</text:span><text:span text:style-name="T5"> (</text:span><text:span text:style-name="T4">m</text:span>=0<text:span text:style-name="T1">)</text:span>: trivial</text:p>
      <text:p text:style-name="P1"/>
      <text:p text:style-name="P1"><text:span text:style-name="T3">Paso Inductivo</text:span> <text:span text:style-name="T1">(</text:span>m&gt;0<text:span text:style-name="T1">)</text:span> </text:p>
      <text:p text:style-name="P4">Lo probamos usando inducción sobre n:</text:p>
      <text:p text:style-name="P4"><text:span text:style-name="T4"/></text:p>
      <text:p text:style-name="P4"><text:span text:style-name="T2">Caso Base</text:span> n=0:</text:p>
      <text:p text:style-name="P1">Ack' m 0 = Iter (Ack'(m-1)) 0 = Ack' (m-1) 1 = Ack (m-1) 1 = Ack m 0 </text:p>
      <text:p text:style-name="P2"><text:tab/><text:tab/><text:tab/><text:tab/><text:tab/><text:tab/><text:tab/> <text:span text:style-name="T6">(H.I)</text:span><text:tab/></text:p>
      <text:p text:style-name="P2"><text:span text:style-name="T3">Paso Inductivo</text:span><text:span text:style-name="T1"> (n&gt;0)</text:span></text:p>
      <text:p text:style-name="P2"><text:tab/></text:p>
      <text:p text:style-name="P3"><text:span text:style-name="T1">Ack' m n = <text:s/></text:span>Iter (Ack'(m-1)) <text:span text:style-name="T1">n = Ack'(m-1) (Iter </text:span>(Ack'(m-1)) <text:span text:style-name="T1">(n-1)) = . . . =</text:span></text:p>
      <text:p text:style-name="P3"><text:span text:style-name="T1"><text:s/>Ack'(m-1) (… Ack'(m-1) (Iter </text:span>(Ack'(m-1)) <text:span text:style-name="T1">0) … ) = Ack'(m-1) (… Ack'(m-1) (</text:span>(Ack'(m-1)) <text:span text:style-name="T1">1) … ) </text:span><text:tab/><text:tab/><text:span text:style-name="T11">n veces</text:span><text:tab/><text:tab/><text:tab/><text:tab/><text:tab/> <text:tab/><text:span text:style-name="T7">n+1 veces<text:tab/><text:tab/><text:tab/><text:tab/> <text:s text:c="3"/><text:tab/></text:span></text:p>
      <text:p text:style-name="P3"><text:span text:style-name="T1">= Ack(m-1) (… Ack(m-1) (</text:span>(Ack(m-1)) <text:span text:style-name="T1">1) … ) = Ack m n<text:tab/><text:tab/><text:tab/> <text:s text:c="47"/></text:span></text:p>
      <text:p text:style-name="P3"><text:span text:style-name="T10">(H.I) <text:s text:c="21"/></text:span><text:tab/><text:tab/><text:tab/><text:tab/> <text:s text:c="2"/><text:span text:style-name="T9"><text:s/></text:span><text:span text:style-name="T10">(Lema 1)</text:span></text:p>
      <text:p text:style-name="P2"/>
      <text:p text:style-name="P5">Lema 1</text:p>
      <text:p text:style-name="P2"/>
      <text:p text:style-name="P2"><text:span text:style-name="T1">Ack m n = </text:span>Ack (m − 1) (Ack m (n − 1)) <text:span text:style-name="T1">= </text:span>Ack (m − 1) (Ack (m − 1) (Ack m (n − <text:span text:style-name="T1">2</text:span>))) <text:span text:style-name="T1">= . . . =</text:span></text:p>
      <text:p text:style-name="P2">Ack (m − 1) (… Ack (m − 1) (Ack m <text:span text:style-name="T1">0</text:span>) … )<text:span text:style-name="T1"> = </text:span>Ack (m − 1) (… Ack (m − 1) (Ack m <text:span text:style-name="T1">0</text:span>) … ) <text:span text:style-name="T1">= <text:tab/></text:span></text:p>
      <text:p text:style-name="P1"><text:tab/><text:span text:style-name="T8">n veces</text:span><text:tab/></text:p>
      <text:p text:style-name="P2">Ack (m − 1) (… Ack (m − 1) (Ack <text:span text:style-name="T1">(</text:span>m-<text:span text:style-name="T1">1)</text:span> <text:span text:style-name="T1">1</text:span>) … )</text:p>
      <text:p text:style-name="P2"><text:span text:style-name="T8"><text:tab/><text:tab/>n+1 veces </text:span></text:p>
      <text:p text:style-name="P2"><text:span text:style-name="T8"/></text:p>
      <text:p text:style-name="P2"><text:soft-page-break/><text:span text:style-name="T8"/></text:p>
      <text:p text:style-name="P2"><text:span text:style-name="T13">ACK.lam</text:span><text:span text:style-name="T8"><text:tab/></text:span></text:p>
      <text:p text:style-name="P2"><text:span text:style-name="T8"/></text:p>
      <text:p text:style-name="P7">def <text:s/>Iter = \f:Nat -&gt; Nat . \n:Nat. R (f (suc 0)) (\g:Nat.\x:Nat. f g) n</text:p>
      <text:p text:style-name="P7"></text:p>
      <text:p text:style-name="P7">def ack = \m:Nat. (R (\n:Nat. suc n) (\g:Nat-&gt;Nat.\x:Nat. \n:Nat. Iter g n ) m) 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9:52:43.596783835</meta:creation-date>
    <dc:date>2014-10-08T20:47:57.626042742</dc:date>
    <meta:editing-duration>PT6M42S</meta:editing-duration>
    <meta:editing-cycles>1</meta:editing-cycles>
    <meta:document-statistic meta:table-count="0" meta:image-count="0" meta:object-count="0" meta:page-count="2" meta:paragraph-count="43" meta:word-count="406" meta:character-count="1827" meta:non-whitespace-character-count="1325"/>
    <meta:generator>LibreOffice/4.1.2.3$Linux_X86_64 LibreOffice_project/410m0$Build-3</meta:generator>
  </office:meta>
</office:document-meta>
</file>